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Um agente reativo simples é um tipo de agente de inteligência artificial que toma decisões com base nas informações percebidas no momento presente, sem considerar o histórico ou planejar antecipadamente. Ele reage diretamente aos estímulos do ambiente, escolhendo ações imediatas com base em regras de mapeamento predefinidas. É chamado de "simples" porque não mantém um modelo interno do ambiente nem considera sequências de ações passadas, focando apenas nas condições atuais para determinar suas ações. Esse tipo de agente é eficaz em ambientes com características estáticas e previsíveis, mas pode ser limitado em cenários mais dinâmicos e complexos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PT"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bby Da Silva</meta:initial-creator>
    <dc:creator>Tobby Da Silva</dc:creator>
    <meta:creation-date>2023-12-15T12:15:00Z</meta:creation-date>
    <dc:date>2023-12-15T12:16:00Z</dc:date>
    <meta:template xlink:href="Normal.dotm" xlink:type="simple"/>
    <meta:editing-cycles>2</meta:editing-cycles>
    <meta:editing-duration>PT60S</meta:editing-duration>
    <meta:document-statistic meta:page-count="1" meta:paragraph-count="1" meta:word-count="102" meta:character-count="655" meta:row-count="4" meta:non-whitespace-character-count="554"/>
  </office:meta>
</office:document-meta>
</file>